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20pt" style:family="table-row" style:display-name="heightsuit20pt">
      <style:table-row-properties style:row-height="20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  <style:text-properties fo:font-style="italic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</style:style>
  </office:styles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